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735cm" draw:transform="rotate (1.5707963267949) translate (12.96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text:p text:style-name="P1"><text:span text:style-name="T1">QS_MaxKeepAliveReques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1.6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655cm 11.16cm)">
          <text:p text:style-name="P1"><text:span text:style-name="T1">QS_SrvMaxConn</text:span><text:span text:style-name="T1"><text:line-break/></text:span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draw:transform="rotate (1.5707963267949) translate (11.06cm 11.16cm)">
          <text:p text:style-name="P1"><text:span text:style-name="T1">QS_SetEnvIfParp 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975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text:p text:style-name="P1"><text:span text:style-name="T1">QS_Ho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EventLimit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6.365cm 11.16cm)">
          <text:p text:style-name="P1"><text:span text:style-name="T1">QS_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6.4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5.1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3.915cm 11.16cm)">
          <text:p text:style-name="P1"><text:span text:style-name="T1">QS_ClientEventBlockCount (QS_Block),</text:span></text:p>
          <text:p text:style-name="P1"><text:span text:style-name="T1">QS_[Cond]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2.6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7.7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8.9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0.2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69cm" svg:y1="2.905cm" svg:x2="43.98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3.058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3.058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3.058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3.058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3.058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7.985cm" svg:y1="11.16cm" svg:x2="7.985cm" svg:y2="16.875cm">
          <text:p/>
        </draw:line>
        <draw:line draw:style-name="gr9" draw:text-style-name="P6" draw:layer="layout" svg:x1="11.36cm" svg:y1="11.16cm" svg:x2="11.36cm" svg:y2="18.78cm">
          <text:p/>
        </draw:line>
        <draw:line draw:style-name="gr9" draw:text-style-name="P6" draw:layer="layout" svg:x1="12.33cm" svg:y1="11.16cm" svg:x2="12.3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3.28cm" svg:y1="11.16cm" svg:x2="33.28cm" svg:y2="18.78cm">
          <text:p/>
        </draw:line>
        <draw:line draw:style-name="gr9" draw:text-style-name="P6" draw:layer="layout" svg:x1="33.28cm" svg:y1="11.16cm" svg:x2="33.28cm" svg:y2="13.065cm">
          <text:p/>
        </draw:line>
        <draw:line draw:style-name="gr9" draw:text-style-name="P6" draw:layer="layout" svg:x1="34.58cm" svg:y1="11.16cm" svg:x2="34.58cm" svg:y2="18.78cm">
          <text:p/>
        </draw:line>
        <draw:line draw:style-name="gr9" draw:text-style-name="P6" draw:layer="layout" svg:x1="34.58cm" svg:y1="11.16cm" svg:x2="34.58cm" svg:y2="13.065cm">
          <text:p/>
        </draw:line>
        <draw:line draw:style-name="gr9" draw:text-style-name="P6" draw:layer="layout" svg:x1="35.74cm" svg:y1="11.161cm" svg:x2="35.74cm" svg:y2="16.876cm">
          <text:p/>
        </draw:line>
        <draw:line draw:style-name="gr9" draw:text-style-name="P6" draw:layer="layout" svg:x1="37.04cm" svg:y1="11.162cm" svg:x2="37.04cm" svg:y2="16.877cm">
          <text:p/>
        </draw:line>
        <draw:line draw:style-name="gr9" draw:text-style-name="P6" draw:layer="layout" svg:x1="38.295cm" svg:y1="11.16cm" svg:x2="38.295cm" svg:y2="16.875cm">
          <text:p/>
        </draw:line>
        <draw:line draw:style-name="gr9" draw:text-style-name="P6" draw:layer="layout" svg:x1="38.295cm" svg:y1="11.16cm" svg:x2="38.295cm" svg:y2="18.78cm">
          <text:p/>
        </draw:line>
        <draw:line draw:style-name="gr9" draw:text-style-name="P6" draw:layer="layout" svg:x1="39.6cm" svg:y1="11.16cm" svg:x2="39.6cm" svg:y2="18.78cm">
          <text:p/>
        </draw:line>
        <draw:line draw:style-name="gr9" draw:text-style-name="P6" draw:layer="layout" svg:x1="39.6cm" svg:y1="11.16cm" svg:x2="39.6cm" svg:y2="16.875cm">
          <text:p/>
        </draw:line>
        <draw:line draw:style-name="gr9" draw:text-style-name="P6" draw:layer="layout" svg:x1="40.9cm" svg:y1="11.16cm" svg:x2="40.9cm" svg:y2="18.78cm">
          <text:p/>
        </draw:line>
        <draw:custom-shape draw:style-name="gr1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2" draw:text-style-name="P3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1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0.6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6.175cm" svg:y1="18.78cm" svg:x2="16.1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1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015cm" svg:y1="13.065cm" svg:x2="15.015cm" svg:y2="22.59cm">
          <text:p/>
        </draw:line>
        <draw:custom-shape draw:style-name="gr2" draw:text-style-name="P3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1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4.18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63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2" draw:text-style-name="P2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1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line draw:style-name="gr9" draw:text-style-name="P6" draw:layer="layout" svg:x1="13.23cm" svg:y1="11.16cm" svg:x2="13.23cm" svg:y2="18.78cm">
          <text:p/>
        </draw:line>
        <draw:custom-shape draw:style-name="gr2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41.4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77cm" draw:transform="rotate (1.5707963267949) translate (42.2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0.77cm" draw:transform="rotate (1.5707963267949) translate (41.4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2cm" svg:y1="11.16cm" svg:x2="42cm" svg:y2="18.78cm">
          <text:p/>
        </draw:line>
        <draw:line draw:style-name="gr9" draw:text-style-name="P6" draw:layer="layout" svg:x1="43.275cm" svg:y1="11.16cm" svg:x2="43.275cm" svg:y2="18.78cm">
          <text:p/>
        </draw:line>
        <draw:line draw:style-name="gr9" draw:text-style-name="P6" draw:layer="layout" svg:x1="43.275cm" svg:y1="11.16cm" svg:x2="43.275cm" svg:y2="13.065cm">
          <text:p/>
        </draw:line>
        <draw:custom-shape draw:style-name="gr2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262cm" svg:y1="11.177cm" svg:x2="9.262cm" svg:y2="13.082cm">
          <text:p/>
        </draw:line>
        <draw:line draw:style-name="gr9" draw:text-style-name="P6" draw:layer="layout" svg:x1="9.255cm" svg:y1="11.16cm" svg:x2="9.255cm" svg:y2="14.97cm">
          <text:p/>
        </draw:line>
        <draw:custom-shape draw:style-name="gr1" draw:text-style-name="P2" draw:layer="layout" svg:width="6.35cm" svg:height="1.27cm" draw:transform="rotate (1.5707963267949) translate (31.38cm 11.16cm)">
          <text:p text:style-name="P1"><text:span text:style-name="T1">QS_SrvSerializ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2.08cm" svg:y1="11.16cm" svg:x2="32.08cm" svg:y2="18.78cm">
          <text:p/>
        </draw:line>
        <draw:custom-shape draw:style-name="gr1" draw:text-style-name="P2" draw:layer="layout" svg:width="6.35cm" svg:height="0.635cm" draw:transform="rotate (1.5707963267949) translate (9.86cm 11.16cm)">
          <text:p text:style-name="P1"><text:span text:style-name="T1">Porpagte connection variable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16cm" svg:y1="11.16cm" svg:x2="10.16cm" svg:y2="18.78cm">
          <text:p/>
        </draw:line>
        <draw:line draw:style-name="gr9" draw:text-style-name="P6" draw:layer="layout" svg:x1="10.155cm" svg:y1="11.16cm" svg:x2="10.155cm" svg:y2="14.97cm">
          <text:p/>
        </draw:line>
        <draw:custom-shape draw:style-name="gr1" draw:text-style-name="P2" draw:layer="layout" svg:width="6.35cm" svg:height="0.635cm" draw:transform="rotate (1.5707963267949) translate (10.46cm 11.16cm)">
          <text:p text:style-name="P1"><text:span text:style-name="T1">Set QS_EventLimitCount counter va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76cm" svg:y1="11.16cm" svg:x2="10.76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22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Pascal Buchbinder</meta:initial-creator>
    <meta:creation-date>2010-01-11T20:11:11</meta:creation-date>
    <dc:date>2016-01-30T15:11:41.112438915</dc:date>
    <dc:language>en-US</dc:language>
    <meta:editing-cycles>63</meta:editing-cycles>
    <meta:editing-duration>PT22H29M23S</meta:editing-duration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